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_data_np_exp_" table:style-name="ta1">
        <table:shapes>
          <draw:frame draw:z-index="0" draw:style-name="gr1" draw:text-style-name="P1" svg:width="453.69pt" svg:height="255.26pt" svg:x="929.88pt" svg:y="78.29pt">
            <loext:p draw:notify-on-update-of-ranges="runtime_data_np_exp_.A2:runtime_data_np_exp_.A10 runtime_data_np_exp_.I1:runtime_data_np_exp_.I1 runtime_data_np_exp_.I2:runtime_data_np_exp_.I10 runtime_data_np_exp_.J1:runtime_data_np_exp_.J1 runtime_data_np_exp_.J2:runtime_data_np_exp_.J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5.23pt" svg:x="936.09pt" svg:y="356.14pt">
            <loext:p draw:notify-on-update-of-ranges="runtime_data_np_exp_.A2:runtime_data_np_exp_.A10 runtime_data_np_exp_.G1:runtime_data_np_exp_.G1 runtime_data_np_exp_.G2:runtime_data_np_exp_.G10 runtime_data_np_exp_.H1:runtime_data_np_exp_.H1 runtime_data_np_exp_.H2:runtime_data_np_exp_.H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<text:s/>generations</text:p>
          </table:table-cell>
          <table:table-cell office:value-type="string" calcext:value-type="string">
            <text:p><text:s/>population size</text:p>
          </table:table-cell>
          <table:table-cell office:value-type="string" calcext:value-type="string">
            <text:p><text:s/>total runtime</text:p>
          </table:table-cell>
          <table:table-cell office:value-type="string" calcext:value-type="string">
            <text:p><text:s/>fitness runtime</text:p>
          </table:table-cell>
          <table:table-cell office:value-type="string" calcext:value-type="string">
            <text:p><text:s/>mutate runtime</text:p>
          </table:table-cell>
          <table:table-cell office:value-type="string" calcext:value-type="string">
            <text:p>avg fitness time</text:p>
          </table:table-cell>
          <table:table-cell office:value-type="string" calcext:value-type="string">
            <text:p><text:s/>avg mutate time</text:p>
          </table:table-cell>
          <table:table-cell office:value-type="string" calcext:value-type="string">
            <text:p><text:s/>% fitness time</text:p>
          </table:table-cell>
          <table:table-cell office:value-type="string" calcext:value-type="string">
            <text:p><text:s/>% mutate time</text:p>
          </table:table-cell>
          <table:table-cell office:value-type="string" calcext:value-type="string">
            <text:p><text:s/>best geno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2.962176" calcext:value-type="float">
            <text:p>2.962176</text:p>
          </table:table-cell>
          <table:table-cell office:value-type="float" office:value="1104.4" calcext:value-type="float">
            <text:p>1104.4</text:p>
          </table:table-cell>
          <table:table-cell office:value-type="float" office:value="1853.9" calcext:value-type="float">
            <text:p>1853.9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3708" calcext:value-type="float">
            <text:p>0.3708</text:p>
          </table:table-cell>
          <table:table-cell office:value-type="float" office:value="37.2849" calcext:value-type="float">
            <text:p>37.2849</text:p>
          </table:table-cell>
          <table:table-cell office:value-type="float" office:value="62.587161" calcext:value-type="float">
            <text:p>62.587161</text:p>
          </table:table-cell>
          <table:table-cell office:value-type="float" office:value="44384238" calcext:value-type="float">
            <text:p>44384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4.438675" calcext:value-type="float">
            <text:p>4.438675</text:p>
          </table:table-cell>
          <table:table-cell office:value-type="float" office:value="2429" calcext:value-type="float">
            <text:p>2429</text:p>
          </table:table-cell>
          <table:table-cell office:value-type="float" office:value="2005.3" calcext:value-type="float">
            <text:p>2005.3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011" calcext:value-type="float">
            <text:p>0.4011</text:p>
          </table:table-cell>
          <table:table-cell office:value-type="float" office:value="54.7229" calcext:value-type="float">
            <text:p>54.7229</text:p>
          </table:table-cell>
          <table:table-cell office:value-type="float" office:value="45.178256" calcext:value-type="float">
            <text:p>45.178256</text:p>
          </table:table-cell>
          <table:table-cell office:value-type="float" office:value="43727971" calcext:value-type="float">
            <text:p>437279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5.794202" calcext:value-type="float">
            <text:p>5.794202</text:p>
          </table:table-cell>
          <table:table-cell office:value-type="float" office:value="3697.3" calcext:value-type="float">
            <text:p>3697.3</text:p>
          </table:table-cell>
          <table:table-cell office:value-type="float" office:value="2092.3" calcext:value-type="float">
            <text:p>2092.3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4185" calcext:value-type="float">
            <text:p>0.4185</text:p>
          </table:table-cell>
          <table:table-cell office:value-type="float" office:value="63.8104" calcext:value-type="float">
            <text:p>63.8104</text:p>
          </table:table-cell>
          <table:table-cell office:value-type="float" office:value="36.110808" calcext:value-type="float">
            <text:p>36.110808</text:p>
          </table:table-cell>
          <table:table-cell office:value-type="float" office:value="65333897" calcext:value-type="float">
            <text:p>653338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7.271285" calcext:value-type="float">
            <text:p>7.271285</text:p>
          </table:table-cell>
          <table:table-cell office:value-type="float" office:value="5024.2" calcext:value-type="float">
            <text:p>5024.2</text:p>
          </table:table-cell>
          <table:table-cell office:value-type="float" office:value="2241.7" calcext:value-type="float">
            <text:p>2241.7</text:p>
          </table:table-cell>
          <table:table-cell office:value-type="float" office:value="1.0048" calcext:value-type="float">
            <text:p>1.0048</text:p>
          </table:table-cell>
          <table:table-cell office:value-type="float" office:value="0.4483" calcext:value-type="float">
            <text:p>0.4483</text:p>
          </table:table-cell>
          <table:table-cell office:value-type="float" office:value="69.0966" calcext:value-type="float">
            <text:p>69.0966</text:p>
          </table:table-cell>
          <table:table-cell office:value-type="float" office:value="30.829931" calcext:value-type="float">
            <text:p>30.829931</text:p>
          </table:table-cell>
          <table:table-cell office:value-type="float" office:value="80113174" calcext:value-type="float">
            <text:p>801131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8.333987" calcext:value-type="float">
            <text:p>8.333987</text:p>
          </table:table-cell>
          <table:table-cell office:value-type="float" office:value="6050" calcext:value-type="float">
            <text:p>6050</text:p>
          </table:table-cell>
          <table:table-cell office:value-type="float" office:value="2278.6" calcext:value-type="float">
            <text:p>2278.6</text:p>
          </table:table-cell>
          <table:table-cell office:value-type="float" office:value="1.21" calcext:value-type="float">
            <text:p>1.21</text:p>
          </table:table-cell>
          <table:table-cell office:value-type="float" office:value="0.4557" calcext:value-type="float">
            <text:p>0.4557</text:p>
          </table:table-cell>
          <table:table-cell office:value-type="float" office:value="72.5948" calcext:value-type="float">
            <text:p>72.5948</text:p>
          </table:table-cell>
          <table:table-cell office:value-type="float" office:value="27.341035" calcext:value-type="float">
            <text:p>27.341035</text:p>
          </table:table-cell>
          <table:table-cell office:value-type="float" office:value="101982322" calcext:value-type="float">
            <text:p>1019823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9.590342" calcext:value-type="float">
            <text:p>9.590342</text:p>
          </table:table-cell>
          <table:table-cell office:value-type="float" office:value="7235.5" calcext:value-type="float">
            <text:p>7235.5</text:p>
          </table:table-cell>
          <table:table-cell office:value-type="float" office:value="2349" calcext:value-type="float">
            <text:p>2349</text:p>
          </table:table-cell>
          <table:table-cell office:value-type="float" office:value="1.4471" calcext:value-type="float">
            <text:p>1.4471</text:p>
          </table:table-cell>
          <table:table-cell office:value-type="float" office:value="0.4698" calcext:value-type="float">
            <text:p>0.4698</text:p>
          </table:table-cell>
          <table:table-cell office:value-type="float" office:value="75.4453" calcext:value-type="float">
            <text:p>75.4453</text:p>
          </table:table-cell>
          <table:table-cell office:value-type="float" office:value="24.493836" calcext:value-type="float">
            <text:p>24.493836</text:p>
          </table:table-cell>
          <table:table-cell office:value-type="float" office:value="151668968" calcext:value-type="float">
            <text:p>1516689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0.779225" calcext:value-type="float">
            <text:p>10.779225</text:p>
          </table:table-cell>
          <table:table-cell office:value-type="float" office:value="8352.1" calcext:value-type="float">
            <text:p>8352.1</text:p>
          </table:table-cell>
          <table:table-cell office:value-type="float" office:value="2421.1" calcext:value-type="float">
            <text:p>2421.1</text:p>
          </table:table-cell>
          <table:table-cell office:value-type="float" office:value="1.6704" calcext:value-type="float">
            <text:p>1.6704</text:p>
          </table:table-cell>
          <table:table-cell office:value-type="float" office:value="0.4842" calcext:value-type="float">
            <text:p>0.4842</text:p>
          </table:table-cell>
          <table:table-cell office:value-type="float" office:value="77.4834" calcext:value-type="float">
            <text:p>77.4834</text:p>
          </table:table-cell>
          <table:table-cell office:value-type="float" office:value="22.46078" calcext:value-type="float">
            <text:p>22.46078</text:p>
          </table:table-cell>
          <table:table-cell office:value-type="float" office:value="241620041" calcext:value-type="float">
            <text:p>241620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1.967246" calcext:value-type="float">
            <text:p>11.967246</text:p>
          </table:table-cell>
          <table:table-cell office:value-type="float" office:value="9465.2" calcext:value-type="float">
            <text:p>9465.2</text:p>
          </table:table-cell>
          <table:table-cell office:value-type="float" office:value="2495.5" calcext:value-type="float">
            <text:p>2495.5</text:p>
          </table:table-cell>
          <table:table-cell office:value-type="float" office:value="1.893" calcext:value-type="float">
            <text:p>1.893</text:p>
          </table:table-cell>
          <table:table-cell office:value-type="float" office:value="0.4991" calcext:value-type="float">
            <text:p>0.4991</text:p>
          </table:table-cell>
          <table:table-cell office:value-type="float" office:value="79.0926" calcext:value-type="float">
            <text:p>79.0926</text:p>
          </table:table-cell>
          <table:table-cell office:value-type="float" office:value="20.853024" calcext:value-type="float">
            <text:p>20.853024</text:p>
          </table:table-cell>
          <table:table-cell office:value-type="float" office:value="270157643" calcext:value-type="float">
            <text:p>2701576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3.042873" calcext:value-type="float">
            <text:p>13.042873</text:p>
          </table:table-cell>
          <table:table-cell office:value-type="float" office:value="10509.7" calcext:value-type="float">
            <text:p>10509.7</text:p>
          </table:table-cell>
          <table:table-cell office:value-type="float" office:value="2526.6" calcext:value-type="float">
            <text:p>2526.6</text:p>
          </table:table-cell>
          <table:table-cell office:value-type="float" office:value="2.1019" calcext:value-type="float">
            <text:p>2.1019</text:p>
          </table:table-cell>
          <table:table-cell office:value-type="float" office:value="0.5053" calcext:value-type="float">
            <text:p>0.5053</text:p>
          </table:table-cell>
          <table:table-cell office:value-type="float" office:value="80.578" calcext:value-type="float">
            <text:p>80.578</text:p>
          </table:table-cell>
          <table:table-cell office:value-type="float" office:value="19.371242" calcext:value-type="float">
            <text:p>19.371242</text:p>
          </table:table-cell>
          <table:table-cell office:value-type="float" office:value="186231566" calcext:value-type="float">
            <text:p>186231566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formula="of:=SUM([.D2:.D10])" office:value-type="float" office:value="74.180011" calcext:value-type="float">
            <text:p>74.1800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00:28:07.377277084</dc:date>
    <meta:editing-duration>PT8M47S</meta:editing-duration>
    <meta:editing-cycles>1</meta:editing-cycles>
    <meta:generator>LibreOffice/5.1.6.2$Linux_X86_64 LibreOffice_project/10m0$Build-2</meta:generator>
    <meta:document-statistic meta:table-count="1" meta:cell-count="1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subtitle svg:x="0cm" svg:y="0cm" chart:style-name="ch2">
          <text:p/>
        </chart:subtitle>
        <chart:legend chart:legend-position="end" svg:x="12.307cm" svg:y="3.955cm" style:legend-expansion="high" chart:style-name="ch3"/>
        <chart:plot-area chart:style-name="ch4" table:cell-range-address="runtime_data_np_exp_.A2:runtime_data_np_exp_.A10 runtime_data_np_exp_.I1:runtime_data_np_exp_.J10" chart:data-source-has-labels="both" svg:x="1.331cm" svg:y="0.18cm" svg:width="10.656cm" svg:height="7.665cm">
          <chartooo:coordinate-region svg:x="1.952cm" svg:y="0.379cm" svg:width="9.848cm" svg:height="6.819cm"/>
          <chart:axis chart:dimension="x" chart:name="primary-x" chart:style-name="ch5" chartooo:axis-type="auto">
            <chartooo:date-scale/>
            <chart:title svg:x="5.57cm" svg:y="8.025cm" chart:style-name="ch6">
              <text:p>size of dataset</text:p>
            </chart:title>
            <chart:categories table:cell-range-address="runtime_data_np_exp_.A2:runtime_data_np_exp_.A10"/>
          </chart:axis>
          <chart:axis chart:dimension="y" chart:name="primary-y" chart:style-name="ch5">
            <chart:title svg:x="0.451cm" svg:y="4.929cm" chart:style-name="ch7">
              <text:p>%of runtime</text:p>
            </chart:title>
            <chart:grid chart:style-name="ch8" chart:class="major"/>
          </chart:axis>
          <chart:series chart:style-name="ch9" chart:values-cell-range-address="runtime_data_np_exp_.I2:runtime_data_np_exp_.I10" chart:label-cell-address="runtime_data_np_exp_.I1:runtime_data_np_exp_.I1" chart:class="chart:line">
            <chart:data-point chart:repeated="9"/>
          </chart:series>
          <chart:series chart:style-name="ch10" chart:values-cell-range-address="runtime_data_np_exp_.J2:runtime_data_np_exp_.J10" chart:label-cell-address="runtime_data_np_exp_.J1:runtime_data_np_exp_.J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% fitness time</text:p>
                <draw:g>
                  <svg:desc>runtime_data_np_exp_.I1:runtime_data_np_exp_.I1</svg:desc>
                </draw:g>
              </table:table-cell>
              <table:table-cell office:value-type="string">
                <text:p> % mutate time</text:p>
                <draw:g>
                  <svg:desc>runtime_data_np_exp_.J1:runtime_data_np_exp_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runtime_data_np_exp_.A2:runtime_data_np_exp_.A10</svg:desc>
                </draw:g>
              </table:table-cell>
              <table:table-cell office:value-type="float" office:value="37.2849">
                <text:p>37.2849</text:p>
                <draw:g>
                  <svg:desc>runtime_data_np_exp_.I2:runtime_data_np_exp_.I10</svg:desc>
                </draw:g>
              </table:table-cell>
              <table:table-cell office:value-type="float" office:value="62.587161">
                <text:p>62.587161</text:p>
                <draw:g>
                  <svg:desc>runtime_data_np_exp_.J2:runtime_data_np_exp_.J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.7229">
                <text:p>54.7229</text:p>
              </table:table-cell>
              <table:table-cell office:value-type="float" office:value="45.178256">
                <text:p>45.1782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.8104">
                <text:p>63.8104</text:p>
              </table:table-cell>
              <table:table-cell office:value-type="float" office:value="36.110808">
                <text:p>36.1108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9.0966">
                <text:p>69.0966</text:p>
              </table:table-cell>
              <table:table-cell office:value-type="float" office:value="30.829931">
                <text:p>30.8299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.5948">
                <text:p>72.5948</text:p>
              </table:table-cell>
              <table:table-cell office:value-type="float" office:value="27.341035">
                <text:p>27.3410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.4453">
                <text:p>75.4453</text:p>
              </table:table-cell>
              <table:table-cell office:value-type="float" office:value="24.493836">
                <text:p>24.4938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7.4834">
                <text:p>77.4834</text:p>
              </table:table-cell>
              <table:table-cell office:value-type="float" office:value="22.46078">
                <text:p>22.460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.0926">
                <text:p>79.0926</text:p>
              </table:table-cell>
              <table:table-cell office:value-type="float" office:value="20.853024">
                <text:p>20.8530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.578">
                <text:p>80.578</text:p>
              </table:table-cell>
              <table:table-cell office:value-type="float" office:value="19.371242">
                <text:p>19.371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title svg:x="3.475cm" svg:y="0.316cm" chart:style-name="ch2">
          <text:p>Dataset Size vs Average Subroutine Runtime</text:p>
        </chart:title>
        <chart:subtitle svg:x="0cm" svg:y="0cm" chart:style-name="ch3">
          <text:p/>
        </chart:subtitle>
        <chart:legend chart:legend-position="end" svg:x="12.069cm" svg:y="3.954cm" style:legend-expansion="high" chart:style-name="ch4"/>
        <chart:plot-area chart:style-name="ch5" table:cell-range-address="runtime_data_np_exp_.A2:runtime_data_np_exp_.A10 runtime_data_np_exp_.G1:runtime_data_np_exp_.H10" chart:data-source-has-labels="both" svg:x="1.331cm" svg:y="1.275cm" svg:width="10.418cm" svg:height="6.569cm">
          <chartooo:coordinate-region svg:x="2.058cm" svg:y="1.474cm" svg:width="9.504cm" svg:height="5.723cm"/>
          <chart:axis chart:dimension="x" chart:name="primary-x" chart:style-name="ch6" chartooo:axis-type="auto">
            <chartooo:date-scale/>
            <chart:title svg:x="5.451cm" svg:y="8.024cm" chart:style-name="ch7">
              <text:p>size of dataset</text:p>
            </chart:title>
            <chart:categories table:cell-range-address="runtime_data_np_exp_.A2:runtime_data_np_exp_.A10"/>
          </chart:axis>
          <chart:axis chart:dimension="y" chart:name="primary-y" chart:style-name="ch6">
            <chart:title svg:x="0.451cm" svg:y="6.958cm" chart:style-name="ch8">
              <text:p>average subroutine runtime (ms)</text:p>
            </chart:title>
            <chart:grid chart:style-name="ch9" chart:class="major"/>
          </chart:axis>
          <chart:series chart:style-name="ch10" chart:values-cell-range-address="runtime_data_np_exp_.G2:runtime_data_np_exp_.G10" chart:label-cell-address="runtime_data_np_exp_.G1:runtime_data_np_exp_.G1" chart:class="chart:line">
            <chart:data-point chart:repeated="9"/>
          </chart:series>
          <chart:series chart:style-name="ch11" chart:values-cell-range-address="runtime_data_np_exp_.H2:runtime_data_np_exp_.H10" chart:label-cell-address="runtime_data_np_exp_.H1:runtime_data_np_exp_.H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fitness time</text:p>
                <draw:g>
                  <svg:desc>runtime_data_np_exp_.G1:runtime_data_np_exp_.G1</svg:desc>
                </draw:g>
              </table:table-cell>
              <table:table-cell office:value-type="string">
                <text:p> avg mutate time</text:p>
                <draw:g>
                  <svg:desc>runtime_data_np_exp_.H1:runtime_data_np_exp_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runtime_data_np_exp_.A2:runtime_data_np_exp_.A10</svg:desc>
                </draw:g>
              </table:table-cell>
              <table:table-cell office:value-type="float" office:value="0.2209">
                <text:p>0.2209</text:p>
                <draw:g>
                  <svg:desc>runtime_data_np_exp_.G2:runtime_data_np_exp_.G10</svg:desc>
                </draw:g>
              </table:table-cell>
              <table:table-cell office:value-type="float" office:value="0.3708">
                <text:p>0.3708</text:p>
                <draw:g>
                  <svg:desc>runtime_data_np_exp_.H2:runtime_data_np_exp_.H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58">
                <text:p>0.4858</text:p>
              </table:table-cell>
              <table:table-cell office:value-type="float" office:value="0.4011">
                <text:p>0.40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95">
                <text:p>0.7395</text:p>
              </table:table-cell>
              <table:table-cell office:value-type="float" office:value="0.4185">
                <text:p>0.41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048">
                <text:p>1.0048</text:p>
              </table:table-cell>
              <table:table-cell office:value-type="float" office:value="0.4483">
                <text:p>0.44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1">
                <text:p>1.21</text:p>
              </table:table-cell>
              <table:table-cell office:value-type="float" office:value="0.4557">
                <text:p>0.45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471">
                <text:p>1.4471</text:p>
              </table:table-cell>
              <table:table-cell office:value-type="float" office:value="0.4698">
                <text:p>0.46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6704">
                <text:p>1.6704</text:p>
              </table:table-cell>
              <table:table-cell office:value-type="float" office:value="0.4842">
                <text:p>0.48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893">
                <text:p>1.893</text:p>
              </table:table-cell>
              <table:table-cell office:value-type="float" office:value="0.4991">
                <text:p>0.49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1019">
                <text:p>2.1019</text:p>
              </table:table-cell>
              <table:table-cell office:value-type="float" office:value="0.5053">
                <text:p>0.50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